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2" office:value-type="string" calcext:value-type="string">
            <text:p>files on side TODO: scroll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search plug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mpt save file if get closed but edit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fferent shell themes adapt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i event mana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y press loop plugins only registered plugi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ke get plugins effici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to place cursor in sourcevie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ggle comments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3" office:value-type="string" calcext:value-type="string">
            <text:p>side menus like open save TODO: close bt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mart home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status bar/notify message(i.e. file saved)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 ic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highlight selection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emes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 wind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file/s from command line arg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top margin in sourceview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3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23:58:28.491188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16T23:58:46.126843284</dc:date>
    <meta:editing-duration>PT36M23S</meta:editing-duration>
    <meta:editing-cycles>58</meta:editing-cycles>
    <meta:generator>LibreOffice/6.4.0.3$Linux_X86_64 LibreOffice_project/40$Build-3</meta:generator>
    <meta:document-statistic meta:table-count="1" meta:cell-count="62" meta:object-count="0"/>
  </office:meta>
</office:document-meta>
</file>